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left="0.4898in" fo:margin-right="0.4898in" fo:line-height="200%" fo:text-align="start" style:justify-single-word="false" fo:text-indent="0in" style:auto-text-indent="false"/>
      <style:text-properties fo:font-style="italic" style:font-style-asian="italic" style:font-style-complex="italic"/>
    </style:style>
    <style:style style:name="P4" style:family="paragraph" style:parent-style-name="Standard">
      <style:paragraph-properties fo:margin-left="0.4898in" fo:margin-right="0.4898in" fo:line-height="200%" fo:text-align="end" style:justify-single-word="false" fo:text-indent="0in" style:auto-text-indent="false"/>
      <style:text-properties fo:font-style="normal" style:font-style-asian="normal" style:font-style-complex="normal"/>
    </style:style>
    <style:style style:name="P5" style:family="paragraph" style:parent-style-name="Standard">
      <style:paragraph-properties fo:line-height="200%" fo:text-align="start"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Professor Glass</text:p>
      <text:p text:style-name="P1">English 1113-010</text:p>
      <text:p text:style-name="P1">4 December 2006</text:p>
      <text:p text:style-name="P2">A Classification of Computer Operating Systems</text:p>
      <text:p text:style-name="P3"><text:tab/>The best way to prepare [to be a programmer] is to write programs, and to study great programs that other people have written. In my case, I went to the garbage cans at the Computer Science Center and I fished out listings of their operating systems.</text:p>
      <text:p text:style-name="P4">- Bill Gates, OS/2 Notebook, 1990, p614 </text:p>
      <text:p text:style-name="P5"><text:tab/>What makes your computer work? Sure, there are microchips, boards, and wires, but they're totally useless without an operating system. There are several different kinds of operating systems. Some run on specialized hardware. Others run on standard computers. Each operating system has its own user interface, hardware support, usability, and problems.</text:p>
      <text:p text:style-name="P5"><text:tab/>Microsoft Windows, based on either IBM OS/2 or IBM DOS, depending on version, is the most popular operating system. In my experience, Windows is installed almost everywhere, so everybody I encounter is familiar with Windows. This doesn't exactly mean that it's the easiest to use operating system in the world or anything; in fact, it actually isn't. It only runs on “Intel compatible” computers, which are most of the computers around today, rather than more efficient processors. Microsoft Windows has a long history of crashing, due to inexperienced programmers at Microsoft, “backwards compatibility” problems, or poorly written drivers. Microsoft Windows XP, based on IBM's OS/2, solves most of these crashing issues. Older operating systems, such as Microsoft Windows 98, had major issues. The most common problem was the so-called “Blue Screen of Death,” named after the blue fatal error screens with cryptic messages that users of Windows, especially Windows 98, commonly experience. The older versions of Windows were written entirely by Microsoft, but they ran on top of another operating system, written by IBM, called DOS or Disk Operating System. It can be inferred that the Microsoft operating systems that were written with the help of IBM are more stable than the Microsoft operating systems written by Microsoft. Because of this, it can also be inferred that Microsoft's programmers are less experienced than IBM's programmers. The one thing that Windows has going for it is that it's compatible with nearly every piece of hardware or software available on the market, which is why a lot of people don't question their use of Windows when it does things no sane operating system should do, like lose English homework, or mysteriously die.</text:p>
      <text:p text:style-name="P5"><text:tab/>Another popular operating system is Apple Mac OS X. The number one goal with this operating system is to make it usable. The number two goal is to be the most stable operating system on the planet, and I believe it is. It's designed to make sense to users who have never used a computer before, without needing someone to explain it. For example, Apple Macintosh computers are bundled with one button mice to eliminate the confusion over which button to press in a given circumstance. The latest mice that are bundled with Apple Macintosh computers are actually two button mice with the second button being disabled by default, though more experienced users are free to turn the button on. The operating system that ships with Apple Macintosh computers, Mac OS X, is designed around things people do, and comes with many applications centered around this idea, such as iPhoto, a photo album; iMovie, a movie maker; iTunes, a music library; iCal, a calendar, and so on. These applications are called iLife, which is bundled with Mac OS X. Mac OS X is compatible with a lot of hardware, because it has generic support for all kinds of devices, but sometimes it isn't capable of utilizing all of the features of a given device. Mac OS X seems like a perfect operating system, but, unfortunately, it only runs on Apple Macintosh computers, which are often expensive. MacOS X is a relatively new operating system, but it is based on UNIX, which has been around for more than twenty-five years.</text:p>
      <text:p text:style-name="P5"><text:tab/>The UNIX-type operating systems (pronounced “you nicks”) are also popular. UNIX-type operating systems originate from many places. Most large information technology companies make their own version of UNIX. For example, IBM, Sun, SCO, Microsoft, and even Apple have or have had a version of UNIX. There are also free UNIX-type operating systems, such as the Berkeley Software Distribution (BSD) and Linux operating systems. Unlike Mac OS X and Windows, these operating systems can all look very different, or may not even have a user interface. Oftentimes, the user interfaces of the different UNIX-type operating systems are confusing and designed for programmers or system administrators rather than ordinary users. This may be because UNIX-type operating systems are typically used on servers and high-performance workstations, because of their high security track record and utilitarian design. Friendlier UNIX-type operating systems such as Linux are starting to emerge in the desktop computer market, pre-installed on PCs that people can buy from Wal-Mart. In my opinion, UNIX could excel in the home market if it didn't have compatibility issues. Oftentimes, cheap computer hardware only works in Windows due to the fact that the hardware is actually driven by software, and the hardware manufacturers do not create drivers for other operating systems. This hurdle is easily overcome by purchasing good quality hardware. I also believe that UNIX-type operating systems like Linux would be an excellent choice for a cheap computer, since many different versions (or “distributions,” as they're popularly called) are available from the Internet free of charge. The $200 a person might spend on a copy of Windows is returned to their pockets, and they get an operating system that is as good as or better than Windows.</text:p>
      <text:p text:style-name="P5"><text:tab/>When talking about operating systems, there are many more choices than Windows, Mac OS X, and UNIX, but most of them are obsolete or very new and therefore unpopular. The most secure class of operating systems is UNIX and its derivatives since they've had twenty-five years of security auditing. Windows really only has had about five years of serious auditing. Quite possibly the best operating system is Mac OS X. Not only is it easy, fast, and intuitive to use, but it's very secure because it is based on UNIX. On Mac OS X, I have never had to install a printer driver, run an “Add Printer Wizard,” or go through hoops. On Mac OS X, all I ever had to do was plug the printer in and then pick Print from the File menu. No configuration was ever necessary. More importantly, Mac OS X is designed by Apple for people. Because Mac OS X isn't the most popular operating system, Apple has to innovate and try to make something useful. In contrast, Microsoft doesn't have to innovate – people will use their product regardless of whether or not they innovate. UNIX has its place as well – on servers. The more “desktop-friendly” UNIX clones, like FreeBSD and Linux constantly innovate with technologies such as FreeDesktop.org's Xgl and version 2.6 of the Linux kernel, making them a good choice for people who want the security and reliability of Mac OS X without the cost, or for people who want a powerful operating system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Gable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10-09T09:51:20</meta:creation-date>
    <dc:date>2006-11-27T22:05:44</dc:date>
    <meta:print-date>2006-11-10T09:37:53</meta:print-date>
    <dc:language>en-US</dc:language>
    <meta:editing-cycles>21</meta:editing-cycles>
    <meta:editing-duration>PT13H20M22S</meta:editing-duration>
    <meta:user-defined meta:name="Info 1"/>
    <meta:user-defined meta:name="Info 2"/>
    <meta:user-defined meta:name="Info 3"/>
    <meta:user-defined meta:name="Info 4"/>
    <meta:document-statistic meta:table-count="0" meta:image-count="0" meta:object-count="0" meta:page-count="4" meta:paragraph-count="13" meta:word-count="1212" meta:character-count="7254"/>
  </office:meta>
</office:document-meta>
</file>